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1549dd"/>
    </style:style>
    <style:style style:name="P2" style:family="paragraph" style:parent-style-name="Standard">
      <style:text-properties officeooo:rsid="001e4306" officeooo:paragraph-rsid="00273d74"/>
    </style:style>
    <style:style style:name="P3" style:family="paragraph" style:parent-style-name="Standard">
      <style:text-properties officeooo:rsid="001e4306" officeooo:paragraph-rsid="00280fcf"/>
    </style:style>
    <style:style style:name="P4" style:family="paragraph" style:parent-style-name="Standard">
      <style:text-properties officeooo:rsid="001e4306" officeooo:paragraph-rsid="002bdc54"/>
    </style:style>
    <style:style style:name="P5" style:family="paragraph" style:parent-style-name="Standard">
      <style:text-properties officeooo:rsid="001e4306" officeooo:paragraph-rsid="00280fcf" fo:background-color="#ff99ff"/>
    </style:style>
    <style:style style:name="P6" style:family="paragraph" style:parent-style-name="Standard">
      <style:text-properties officeooo:rsid="0028b23d" officeooo:paragraph-rsid="0028b23d" fo:background-color="#ff99ff"/>
    </style:style>
    <style:style style:name="P7" style:family="paragraph" style:parent-style-name="Standard">
      <style:text-properties officeooo:rsid="0020eb27" officeooo:paragraph-rsid="0020eb27" fo:background-color="#ff99ff"/>
    </style:style>
    <style:style style:name="P8" style:family="paragraph" style:parent-style-name="Standard">
      <style:text-properties officeooo:rsid="002dee1d" officeooo:paragraph-rsid="002dee1d" fo:background-color="#ff99ff"/>
    </style:style>
    <style:style style:name="P9" style:family="paragraph" style:parent-style-name="Standard">
      <style:text-properties officeooo:rsid="00280fcf" officeooo:paragraph-rsid="002fdea3" fo:background-color="#ff99ff"/>
    </style:style>
    <style:style style:name="P10" style:family="paragraph" style:parent-style-name="Standard">
      <style:text-properties officeooo:rsid="00280fcf" officeooo:paragraph-rsid="00280fcf"/>
    </style:style>
    <style:style style:name="P11" style:family="paragraph" style:parent-style-name="Standard">
      <style:text-properties officeooo:rsid="00280fcf" officeooo:paragraph-rsid="00280fcf" fo:background-color="#00ff66"/>
    </style:style>
    <style:style style:name="P12" style:family="paragraph" style:parent-style-name="Standard">
      <style:text-properties officeooo:rsid="00280fcf" officeooo:paragraph-rsid="00280fcf" fo:background-color="transparent"/>
    </style:style>
    <style:style style:name="P13" style:family="paragraph" style:parent-style-name="Standard">
      <style:text-properties officeooo:rsid="00280fcf" officeooo:paragraph-rsid="002bdc54" fo:background-color="transparent"/>
    </style:style>
    <style:style style:name="P14" style:family="paragraph" style:parent-style-name="Standard">
      <style:text-properties officeooo:rsid="0028b23d" officeooo:paragraph-rsid="00280fcf" fo:background-color="transparent"/>
    </style:style>
    <style:style style:name="P15" style:family="paragraph" style:parent-style-name="Standard">
      <style:text-properties officeooo:rsid="0028b23d" officeooo:paragraph-rsid="0028b23d" fo:background-color="transparent"/>
    </style:style>
    <style:style style:name="P16" style:family="paragraph" style:parent-style-name="Standard">
      <style:text-properties officeooo:rsid="002cefdc" officeooo:paragraph-rsid="002cefdc" fo:background-color="transparent"/>
    </style:style>
    <style:style style:name="P17" style:family="paragraph" style:parent-style-name="Standard">
      <style:text-properties officeooo:rsid="002e7310" officeooo:paragraph-rsid="002e7310" fo:background-color="transparent"/>
    </style:style>
    <style:style style:name="P18" style:family="paragraph" style:parent-style-name="Standard">
      <style:text-properties officeooo:rsid="002fdea3" officeooo:paragraph-rsid="002fdea3" fo:background-color="transparent"/>
    </style:style>
    <style:style style:name="P19" style:family="paragraph" style:parent-style-name="Standard">
      <style:text-properties officeooo:rsid="002bdc54" officeooo:paragraph-rsid="002bdc54"/>
    </style:style>
    <style:style style:name="P20" style:family="paragraph" style:parent-style-name="Standard">
      <style:text-properties officeooo:rsid="00280fcf" officeooo:paragraph-rsid="00280fcf" fo:background-color="#99ff99"/>
    </style:style>
    <style:style style:name="P21" style:family="paragraph" style:parent-style-name="Standard">
      <style:paragraph-properties fo:text-align="center" style:justify-single-word="false"/>
      <style:text-properties officeooo:rsid="001aab04" officeooo:paragraph-rsid="0013c9ea"/>
    </style:style>
    <style:style style:name="P22" style:family="paragraph" style:parent-style-name="Standard">
      <style:text-properties officeooo:rsid="001aab04" officeooo:paragraph-rsid="001e4306"/>
    </style:style>
    <style:style style:name="P23" style:family="paragraph" style:parent-style-name="Standard">
      <style:text-properties officeooo:rsid="001aab04" officeooo:paragraph-rsid="0013c9ea"/>
    </style:style>
    <style:style style:name="P24" style:family="paragraph" style:parent-style-name="Standard">
      <style:paragraph-properties fo:text-align="center" style:justify-single-word="false"/>
      <style:text-properties officeooo:rsid="002dee1d" officeooo:paragraph-rsid="002dee1d"/>
    </style:style>
    <style:style style:name="P25" style:family="paragraph" style:parent-style-name="Standard">
      <style:text-properties officeooo:rsid="002dee1d" officeooo:paragraph-rsid="002dee1d"/>
    </style:style>
    <style:style style:name="P26" style:family="paragraph" style:parent-style-name="Standard">
      <style:text-properties fo:font-style="italic" officeooo:rsid="002dee1d" officeooo:paragraph-rsid="002dee1d" style:font-style-asian="italic" style:font-style-complex="italic"/>
    </style:style>
    <style:style style:name="P27" style:family="paragraph" style:parent-style-name="Standard">
      <style:text-properties fo:font-style="italic" officeooo:rsid="002dee1d" officeooo:paragraph-rsid="002dee1d" fo:background-color="transparent" style:font-style-asian="italic" style:font-style-complex="italic"/>
    </style:style>
    <style:style style:name="P28" style:family="paragraph" style:parent-style-name="Standard">
      <style:text-properties fo:font-style="italic" officeooo:rsid="002e7310" officeooo:paragraph-rsid="002e7310" fo:background-color="transparent" style:font-style-asian="italic" style:font-style-complex="italic"/>
    </style:style>
    <style:style style:name="P29" style:family="paragraph" style:parent-style-name="Standard">
      <style:text-properties officeooo:rsid="002fdea3" officeooo:paragraph-rsid="00307244"/>
    </style:style>
    <style:style style:name="P30" style:family="paragraph" style:parent-style-name="Standard">
      <style:text-properties fo:font-style="italic" officeooo:rsid="002dee1d" officeooo:paragraph-rsid="002dee1d" style:font-style-asian="italic" style:font-style-complex="italic"/>
    </style:style>
    <style:style style:name="P31" style:family="paragraph" style:parent-style-name="Standard">
      <style:text-properties officeooo:rsid="002dee1d" officeooo:paragraph-rsid="002dee1d" fo:background-color="#ff99ff"/>
    </style:style>
    <style:style style:name="P32" style:family="paragraph" style:parent-style-name="Standard">
      <style:text-properties officeooo:rsid="002dee1d" officeooo:paragraph-rsid="002dee1d"/>
    </style:style>
    <style:style style:name="P33" style:family="paragraph" style:parent-style-name="Standard">
      <style:text-properties officeooo:rsid="00280fcf" officeooo:paragraph-rsid="00382ecf" fo:background-color="transparent"/>
    </style:style>
    <style:style style:name="P34" style:family="paragraph" style:parent-style-name="Standard">
      <style:text-properties officeooo:rsid="00280fcf" officeooo:paragraph-rsid="002e7310" fo:background-color="transparent"/>
    </style:style>
    <style:style style:name="P35" style:family="paragraph" style:parent-style-name="Standard">
      <style:text-properties officeooo:rsid="00382ecf" officeooo:paragraph-rsid="00382ecf" fo:background-color="transparent"/>
    </style:style>
    <style:style style:name="P36" style:family="paragraph" style:parent-style-name="Standard">
      <style:text-properties officeooo:rsid="00311e63" officeooo:paragraph-rsid="0039a3e8" fo:background-color="transparent"/>
    </style:style>
    <style:style style:name="T1" style:family="text">
      <style:text-properties fo:background-color="transparent" loext:char-shading-value="0"/>
    </style:style>
    <style:style style:name="T2" style:family="text">
      <style:text-properties officeooo:rsid="00280fcf" fo:background-color="transparent" loext:char-shading-value="0"/>
    </style:style>
    <style:style style:name="T3" style:family="text">
      <style:text-properties officeooo:rsid="00273d74" fo:background-color="transparent" loext:char-shading-value="0"/>
    </style:style>
    <style:style style:name="T4" style:family="text">
      <style:text-properties officeooo:rsid="0028b23d" fo:background-color="transparent" loext:char-shading-value="0"/>
    </style:style>
    <style:style style:name="T5" style:family="text">
      <style:text-properties officeooo:rsid="002a0a44" fo:background-color="transparent" loext:char-shading-value="0"/>
    </style:style>
    <style:style style:name="T6" style:family="text">
      <style:text-properties officeooo:rsid="002bdc54" fo:background-color="transparent" loext:char-shading-value="0"/>
    </style:style>
    <style:style style:name="T7" style:family="text">
      <style:text-properties officeooo:rsid="002cefdc" fo:background-color="transparent" loext:char-shading-value="0"/>
    </style:style>
    <style:style style:name="T8" style:family="text">
      <style:text-properties officeooo:rsid="002dee1d" fo:background-color="transparent" loext:char-shading-value="0"/>
    </style:style>
    <style:style style:name="T9" style:family="text">
      <style:text-properties officeooo:rsid="002fdea3" fo:background-color="transparent" loext:char-shading-value="0"/>
    </style:style>
    <style:style style:name="T10" style:family="text">
      <style:text-properties officeooo:rsid="0020eb27" fo:background-color="transparent" loext:char-shading-value="0"/>
    </style:style>
    <style:style style:name="T11" style:family="text">
      <style:text-properties officeooo:rsid="0036634e" fo:background-color="transparent" loext:char-shading-value="0"/>
    </style:style>
    <style:style style:name="T12" style:family="text">
      <style:text-properties officeooo:rsid="00381f28" fo:background-color="transparent" loext:char-shading-value="0"/>
    </style:style>
    <style:style style:name="T13" style:family="text">
      <style:text-properties officeooo:rsid="00381f28" fo:background-color="transparent" loext:char-shading-value="0"/>
    </style:style>
    <style:style style:name="T14" style:family="text">
      <style:text-properties fo:background-color="transparent" loext:char-shading-value="0"/>
    </style:style>
    <style:style style:name="T15" style:family="text">
      <style:text-properties officeooo:rsid="00382ecf" fo:background-color="transparent" loext:char-shading-value="0"/>
    </style:style>
    <style:style style:name="T16" style:family="text">
      <style:text-properties officeooo:rsid="0020eb27"/>
    </style:style>
    <style:style style:name="T17" style:family="text">
      <style:text-properties fo:background-color="#ff99ff" loext:char-shading-value="0"/>
    </style:style>
    <style:style style:name="T18" style:family="text">
      <style:text-properties officeooo:rsid="0020eb27" fo:background-color="#ff99ff" loext:char-shading-value="0"/>
    </style:style>
    <style:style style:name="T19" style:family="text">
      <style:text-properties officeooo:rsid="00273d74" fo:background-color="#ff99ff" loext:char-shading-value="0"/>
    </style:style>
    <style:style style:name="T20" style:family="text">
      <style:text-properties officeooo:rsid="00280fcf" fo:background-color="#ff99ff" loext:char-shading-value="0"/>
    </style:style>
    <style:style style:name="T21" style:family="text">
      <style:text-properties officeooo:rsid="002bdc54" fo:background-color="#ff99ff" loext:char-shading-value="0"/>
    </style:style>
    <style:style style:name="T22" style:family="text">
      <style:text-properties fo:background-color="#ff99ff" loext:char-shading-value="0"/>
    </style:style>
    <style:style style:name="T23" style:family="text">
      <style:text-properties officeooo:rsid="00273d74"/>
    </style:style>
    <style:style style:name="T24" style:family="text">
      <style:text-properties officeooo:rsid="00273d74" fo:background-color="#00ff66" loext:char-shading-value="0"/>
    </style:style>
    <style:style style:name="T25" style:family="text">
      <style:text-properties officeooo:rsid="00280fcf" fo:background-color="#00ff66" loext:char-shading-value="0"/>
    </style:style>
    <style:style style:name="T26" style:family="text">
      <style:text-properties officeooo:rsid="00280fcf"/>
    </style:style>
    <style:style style:name="T27" style:family="text">
      <style:text-properties officeooo:rsid="002bdc54"/>
    </style:style>
    <style:style style:name="T28" style:family="text">
      <style:text-properties fo:background-color="#ffffff" loext:char-shading-value="0"/>
    </style:style>
    <style:style style:name="T29" style:family="text">
      <style:text-properties fo:background-color="#00ffff" loext:char-shading-value="0"/>
    </style:style>
    <style:style style:name="T30" style:family="text">
      <style:text-properties fo:background-color="#ffff00" loext:char-shading-value="0"/>
    </style:style>
    <style:style style:name="T31" style:family="text">
      <style:text-properties officeooo:rsid="002bdc54" fo:background-color="#ffff00" loext:char-shading-value="0"/>
    </style:style>
    <style:style style:name="T32" style:family="text">
      <style:text-properties fo:background-color="#ffccff" loext:char-shading-value="0"/>
    </style:style>
    <style:style style:name="T33" style:family="text">
      <style:text-properties officeooo:rsid="0028b23d" fo:background-color="#ffccff" loext:char-shading-value="0"/>
    </style:style>
    <style:style style:name="T34" style:family="text">
      <style:text-properties fo:background-color="#99ff99" loext:char-shading-value="0"/>
    </style:style>
    <style:style style:name="T35" style:family="text">
      <style:text-properties officeooo:rsid="002cefdc" fo:background-color="#99ff99" loext:char-shading-value="0"/>
    </style:style>
    <style:style style:name="T36" style:family="text">
      <style:text-properties officeooo:rsid="00280fcf" fo:background-color="#99ff99" loext:char-shading-value="0"/>
    </style:style>
    <style:style style:name="T37" style:family="text">
      <style:text-properties fo:background-color="#ffcccc" loext:char-shading-value="0"/>
    </style:style>
    <style:style style:name="T38" style:family="text">
      <style:text-properties officeooo:rsid="00265fa1" fo:background-color="#ffcccc" loext:char-shading-value="0"/>
    </style:style>
    <style:style style:name="T39" style:family="text">
      <style:text-properties officeooo:rsid="002dee1d"/>
    </style:style>
    <style:style style:name="T40" style:family="text">
      <style:text-properties fo:background-color="#ffff99" loext:char-shading-value="0"/>
    </style:style>
    <style:style style:name="T41" style:family="text">
      <style:text-properties officeooo:rsid="002e7310"/>
    </style:style>
    <style:style style:name="T42" style:family="text">
      <style:text-properties officeooo:rsid="002fdea3"/>
    </style:style>
    <style:style style:name="T43" style:family="text">
      <style:text-properties officeooo:rsid="00307244"/>
    </style:style>
    <style:style style:name="T44" style:family="text">
      <style:text-properties officeooo:rsid="00319a75"/>
    </style:style>
    <style:style style:name="T45" style:family="text">
      <style:text-properties officeooo:rsid="0034b84c"/>
    </style:style>
    <style:style style:name="T46" style:family="text">
      <style:text-properties officeooo:rsid="0036634e"/>
    </style:style>
    <style:style style:name="T47" style:family="text">
      <style:text-properties officeooo:rsid="00381f28"/>
    </style:style>
    <style:style style:name="T48" style:family="text">
      <style:text-properties officeooo:rsid="00382ecf"/>
    </style:style>
    <style:style style:name="T49" style:family="text">
      <style:text-properties officeooo:rsid="0039a3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38">HELLO LITTLE GIRL </text:span><text:span text:style-name="T37">BLOCKING</text:span> <text:span text:style-name="T16">(p67)</text:span></text:p>
      <text:p text:style-name="P24"><text:span text:style-name="T46">add spin and more precise timing</text:span>, 1/<text:span text:style-name="T45">14</text:span>/2017</text:p>
      <text:p text:style-name="P23"/>
      <text:p text:style-name="P25">Note on colors: pink is what Little Red will say because it is in the script. Yellow is some ad-libs added to make it easier for Little Red to react in the proper way. They could potentially be cut though most are harmless. For the Wolf, green is script, cyan is ad-lib which might be cut.</text:p>
      <text:p text:style-name="P25"/>
      <text:p text:style-name="P29">Note to Wolf: When you first see Little Red, you want to eat her. She looks yummy. You are planning on getting her off the main trail before eating her, without alerting any nearby woodsmen. But when you ask her “where are you going in such a hurry?” she unexpected mentions Granny. At this point you suddenly realize you can eat both Red and Granny if you show some patience. You offer to let her by as a ruse for you to get her basket, so you can check for weapons. Once clear on that score, your next order of business is to find out where Granny lives. You are of course planning on following Little Red all the way, but you also want to know if she lives in the forest or in some town on the other side of the forest. <text:span text:style-name="T43">When Little Red steals the basket back and mocks you, you actually find it amusing. So you cannot resist going and getting her one more time “Hello Little Girl,” and playing with your food a bit. For the Wolf, that’s what the whole scene is about: playing with your food.</text:span></text:p>
      <text:p text:style-name="P29"/>
      <text:p text:style-name="P25"/>
      <text:p text:style-name="P19">[ Wolf behind tree, USR ]</text:p>
      <text:p text:style-name="P4"/>
      <text:p text:style-name="P19">[ Little Red enters skipping, SL ]</text:p>
      <text:p text:style-name="P4"/>
      <text:p text:style-name="P19">[ Little Red notices path to her left as she skips past CS, without stopping ]</text:p>
      <text:p text:style-name="P4"/>
      <text:p text:style-name="P19">[ Little Red comes to SR, skips in place <text:span text:style-name="T39">3 seconds </text:span>as she realizes her way is blocked ]</text:p>
      <text:p text:style-name="P25">[ Wolf peeks out from behind tree ]</text:p>
      <text:p text:style-name="P4"/>
      <text:p text:style-name="P19">[ Little Red turns around to look at where she came from <text:span text:style-name="T39">(3 seconds)</text:span>. ]</text:p>
      <text:p text:style-name="P19">[ Wolf emerges slowly from tree, sneaking up on her as if to attack ]</text:p>
      <text:p text:style-name="P4"/>
      <text:p text:style-name="P4"><text:span text:style-name="T27">[ Little Red looks at path DSC, decides that is the right way to go ] </text:span><text:span text:style-name="T31">oh, right</text:span></text:p>
      <text:p text:style-name="P4"/>
      <text:p text:style-name="P4"><text:span text:style-name="T27">[ As she starts to walk away,</text:span> <text:span text:style-name="T23">Wolf, at 0:07 ] <text:s/></text:span><text:span text:style-name="T24">Good day, Young Lady</text:span></text:p>
      <text:p text:style-name="P2"/>
      <text:p text:style-name="P2">[ <text:span text:style-name="T23">Little Red</text:span>]<text:span text:style-name="T17"> </text:span><text:span text:style-name="T19">Good day, Mr Wolf</text:span><text:span text:style-name="T18">, </text:span><text:span text:style-name="T10"><text:s/></text:span><text:span text:style-name="T11">[ keep looking at him ]</text:span></text:p>
      <text:p text:style-name="P22"/>
      <text:p text:style-name="P26">[ <text:span text:style-name="T46">at 0:09, music starts. </text:span>Wolf Bows (we need to kill a little time here) ]</text:p>
      <text:p text:style-name="P26"/>
      <text:p text:style-name="P26">[ Little Red giggles and <text:span text:style-name="T47">waves to wolf with right hand, skipping in place for 3 seconds of the music, then start forward around 0:14 ]</text:span></text:p>
      <text:p text:style-name="P25"/>
      <text:p text:style-name="P10">[ <text:span text:style-name="T47">h</text:span>e <text:span text:style-name="T27">darts in front, back to her, face to audience, blocks her with left hand. <text:s/></text:span>] </text:p>
      <text:p text:style-name="P10"/>
      <text:p text:style-name="P3">[ <text:span text:style-name="T23">Wolf at 0:15] <text:s/></text:span><text:span text:style-name="T25">Whither away so hurriedly?</text:span></text:p>
      <text:p text:style-name="P3"/>
      <text:p text:style-name="P3">[ <text:span text:style-name="T23">Little Red</text:span>]<text:span text:style-name="T17"> </text:span><text:span text:style-name="T20">To my grandmothers</text:span><text:span text:style-name="T2"> </text:span><text:span text:style-name="T6">[ </text:span><text:span text:style-name="T8">irritated. </text:span><text:span text:style-name="T12">Music starts at 0:18</text:span><text:span text:style-name="T6">]</text:span></text:p>
      <text:p text:style-name="P7"/>
      <text:p text:style-name="P8"><text:soft-page-break/><text:span text:style-name="T1">[ Wolf </text:span><text:span text:style-name="T12">steps forward to audience out of her way </text:span><text:span text:style-name="T1">] </text:span><text:span text:style-name="T29">Oh!</text:span><text:span text:style-name="T14"> </text:span><text:span text:style-name="T13">[ Wolf is thinking “2 for 1!” ]</text:span></text:p>
      <text:p text:style-name="P8"><text:span text:style-name="T29"/></text:p>
      <text:p text:style-name="P4">[ <text:span text:style-name="T47">Little Red moves forward around 0:20, wolf pivots and steals baskets with his right hand, and walks back to SR. </text:span></text:p>
      <text:p text:style-name="P4"/>
      <text:p text:style-name="P4"><text:span text:style-name="T27">[ Wolf with basket says his line at around 0:21] <text:s/></text:span><text:span text:style-name="T25">And what might be in your basket?</text:span><text:span text:style-name="T2"> </text:span></text:p>
      <text:p text:style-name="P11"/>
      <text:p text:style-name="P3"><text:span text:style-name="T2">[ </text:span><text:span text:style-name="T3">Little Red</text:span><text:span text:style-name="T2">, </text:span><text:span text:style-name="T8">very irritate</text:span><text:span text:style-name="T15">d, at 0:25 ]</text:span><text:span text:style-name="T8"> </text:span><text:span text:style-name="T20"><text:s/>Bread and wine ...</text:span></text:p>
      <text:p text:style-name="P5"/>
      <text:p text:style-name="P12">[ she tries to grab the basket but fail<text:span text:style-name="T27">s. With obvious irritation, playing the opposite on her “consideration” for grandma, which harkens back to her “for all that I know she’s already dead”</text:span> ] <text:span text:style-name="T32">So grandmother will have something good to make her stron</text:span>g. </text:p>
      <text:p text:style-name="P12"/>
      <text:p text:style-name="P12">[ Wolf, <text:span text:style-name="T48">at around 0:30</text:span> ] <text:span text:style-name="T34">And where might your grandmother live?</text:span> <text:span text:style-name="T27">[ motions with basket in right hand ]</text:span></text:p>
      <text:p text:style-name="P12"/>
      <text:p text:style-name="P13">[ Little red <text:span text:style-name="T27">takes a beat as she gets an idea </text:span>] <text:span text:style-name="T32">Further in the woods.</text:span> <text:span text:style-name="T27">[ she points. He takes a quick glance and then looks back at her ]</text:span></text:p>
      <text:p text:style-name="P13"/>
      <text:p text:style-name="P33"><text:span text:style-name="T27">[ She tries again, more animated ] </text:span><text:span text:style-name="T21">Her house</text:span><text:span text:style-name="T22"> </text:span><text:span text:style-name="T32">stands under three large oak trees</text:span>. [<text:span text:style-name="T48">0:38 ]</text:span></text:p>
      <text:p text:style-name="P33"><text:span text:style-name="T48">[</text:span> <text:span text:style-name="T48">Note: s</text:span>he grabs basket back on “three” <text:span text:style-name="T48">when he looks away, and turns to the audience as she snickers with delight ]</text:span></text:p>
      <text:p text:style-name="P13"/>
      <text:p text:style-name="P27">[ we need to kill <text:span text:style-name="T48">a little </text:span>more time here. She turns back to wolf and slowly says ] <text:span text:style-name="T40">Ha Ha Ha</text:span></text:p>
      <text:p text:style-name="P28">[ <text:span text:style-name="T48">As music starts at 0:40, l</text:span>ittle Red flips the basket around in a circle without spilling anything ]</text:p>
      <text:p text:style-name="P28">[ <text:span text:style-name="T48">she waves with her right hand to the wolf again, this time sarcastically </text:span>]</text:p>
      <text:p text:style-name="P34"/>
      <text:p text:style-name="P35">[ on “doo-doo” at 0:42, <text:span text:style-name="T26">wolf dashes to her and </text:span>takes her arm just about both elbows ]</text:p>
      <text:p text:style-name="P35">[ at <text:span text:style-name="T49">around </text:span>0:4<text:span text:style-name="T49">4</text:span>3 he <text:span text:style-name="T49">gently </text:span>winds <text:span text:style-name="T49">her </text:span>up wit<text:span text:style-name="T49">h</text:span> on ]<text:span text:style-name="T26"> </text:span><text:span text:style-name="T36">hello, </text:span></text:p>
      <text:p text:style-name="P35"><text:span text:style-name="T49">[ on next word he pulls gently on her right arm to initiate her spin turning right ] </text:span><text:span text:style-name="T34"><text:s/></text:span><text:span text:style-name="T36">little girl</text:span></text:p>
      <text:p text:style-name="P36"/>
      <text:p text:style-name="P12">[ <text:span text:style-name="T41">He walks forward to catch her right hip with his right hand</text:span> ] <text:span text:style-name="T34">what’s your rush?</text:span></text:p>
      <text:p text:style-name="P12"/>
      <text:p text:style-name="P12">[ <text:span text:style-name="T49">with left hand on left shoulder, pivot </text:span>her <text:span text:style-name="T49">right </text:span><text:s/>to flowers ] <text:span text:style-name="T34">you’re missing all the flowers,</text:span></text:p>
      <text:p text:style-name="P20"/>
      <text:p text:style-name="P16"><text:span text:style-name="T28">[ Little Red ] </text:span><text:span text:style-name="T30">Oh, how pretty!</text:span></text:p>
      <text:p text:style-name="P12"/>
      <text:p text:style-name="P12">[ <text:span text:style-name="T49">pivot</text:span> her <text:s/>gently <text:span text:style-name="T41">via shoulders </text:span>to audience, <text:span text:style-name="T49">pointing to sun</text:span> ] <text:span text:style-name="T34">the sun won’t set for hour</text:span>s</text:p>
      <text:p text:style-name="P12"/>
      <text:p text:style-name="P12">[ <text:span text:style-name="T49">take a step back</text:span> ] <text:span text:style-name="T34">take your time…</text:span>.</text:p>
      <text:p text:style-name="P12"/>
      <text:p text:style-name="P12">[ Little Red, <text:span text:style-name="T49">rushing forward, pushing him back</text:span> ] <text:span text:style-name="T32">Mother said, “straight ahead”</text:span> </text:p>
      <text:p text:style-name="P12"/>
      <text:p text:style-name="P12">[ Little Red <text:span text:style-name="T41">(stops pushing)</text:span> ] <text:span text:style-name="T32">Not to delay or</text:span> [ she pokes him with index finger ] <text:span text:style-name="T32">be misled!</text:span></text:p>
      <text:p text:style-name="P17">[ she is accusing him of trying to mislead her ]</text:p>
      <text:p text:style-name="P17"/>
      <text:p text:style-name="P12">[ Wolf <text:span text:style-name="T41">darts to her right and holds her by the right shoulders </text:span><text:s/>] <text:span text:style-name="T34">But slow, little girl, Hark! And hush</text:span></text:p>
      <text:p text:style-name="P12"/>
      <text:p text:style-name="P12">[ <text:span text:style-name="T49">pivot her left to see the birds</text:span> ] <text:span text:style-name="T34">the birds are singing sweetly,</text:span></text:p>
      <text:p text:style-name="P12"><text:soft-page-break/></text:p>
      <text:p text:style-name="P12">[ Little Red ] <text:span text:style-name="T30">oh, how cute!</text:span></text:p>
      <text:p text:style-name="P12"/>
      <text:p text:style-name="P12">[ <text:span text:style-name="T49">pivot her right so he blocks her view </text:span>] <text:span text:style-name="T34">You’ll miss the birds completely,</text:span> </text:p>
      <text:p text:style-name="P12"/>
      <text:p text:style-name="P12">[ <text:span text:style-name="T49">He walks (Left,1) forward and slightly right, (Right,2) to the side, (Left, 3) back and slightly right, (right 4, bring right foot to left. She counters on 2,3 taking a small left, then close right to left</text:span> ] <text:span text:style-name="T34">you’re travelling so fleetly</text:span></text:p>
      <text:p text:style-name="P12"/>
      <text:p text:style-name="P17">[ <text:span text:style-name="T49">during</text:span>big <text:span text:style-name="T44">musical </text:span>“bit” here, <text:s/>Little Red <text:span text:style-name="T49">looks for a long time to flowers, then quickly to birds </text:span><text:s/>]</text:p>
      <text:p text:style-name="P17"/>
      <text:p text:style-name="P12">[ Little Red looks out to audience, <text:span text:style-name="T42">imitating Mother wagging her finger </text:span>] <text:span text:style-name="T32">Mother said not to stray</text:span></text:p>
      <text:p text:style-name="P12"/>
      <text:p text:style-name="P12">[ <text:span text:style-name="T49">drop hand, steal a look at flowers</text:span> ] <text:span text:style-name="T32">Still I suppose a small delay</text:span></text:p>
      <text:p text:style-name="P12"/>
      <text:p text:style-name="P12">[ <text:span text:style-name="T44">look back to audience, smile</text:span> ] <text:span text:style-name="T32">granny might like a fresh bouquet!</text:span></text:p>
      <text:p text:style-name="P12"/>
      <text:p text:style-name="P9"><text:span text:style-name="T1">[ the birds go nuts and give her the flowers </text:span><text:span text:style-name="T9">]</text:span></text:p>
      <text:p text:style-name="P9"><text:span text:style-name="T9">[ Little Red leaves, followed by the birds, who razz him on the way out</text:span><text:span text:style-name="T1"> ] </text:span><text:span text:style-name="T33">Good-bye, Mr. Wolf</text:span><text:span text:style-name="T4"> [ without looking back]</text:span></text:p>
      <text:p text:style-name="P14"/>
      <text:p text:style-name="P15">[ Wolf, <text:span text:style-name="T42">smiling and </text:span>waving ] <text:span text:style-name="T34">Goodbye, Little Girl</text:span>. <text:s/>[ as if he’s the nicest guy in the world ] </text:p>
      <text:p text:style-name="P18">[ because of the music, he stands there waving a long time. Keep a fake grin throughout ]</text:p>
      <text:p text:style-name="P15"/>
      <text:p text:style-name="P15">[ <text:span text:style-name="T42">She’s gone (or at least far enough away). </text:span>Sudden change to dark ] <text:span text:style-name="T34">And Helloooooooo…</text:span></text:p>
      <text:p text:style-name="P15"/>
      <text:p text:style-name="P6"><text:span text:style-name="T1">[ Wolf </text:span><text:span text:style-name="T5">does the howl thing</text:span><text:span text:style-name="T1"> ] <text:s/></text:span><text:span text:style-name="T7">(</text:span><text:span text:style-name="T35">howls)</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549dd"/>
    </style:style>
    <style:page-layout style:name="Mpm1">
      <style:page-layout-properties fo:page-width="8.5in" fo:page-height="11in" style:num-format="1" style:print-orientation="portrait" fo:margin-top="0.4799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4T14:23:58.374176590</dc:date>
    <meta:editing-duration>PT1H35M53S</meta:editing-duration>
    <meta:editing-cycles>23</meta:editing-cycles>
    <meta:generator>LibreOffice/5.1.4.2$Linux_X86_64 LibreOffice_project/10m0$Build-2</meta:generator>
    <meta:document-statistic meta:table-count="0" meta:image-count="0" meta:object-count="0" meta:page-count="3" meta:paragraph-count="58" meta:word-count="1159" meta:character-count="5778" meta:non-whitespace-character-count="4654"/>
  </office:meta>
</office:document-meta>
</file>